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cm" svg:height="8.6cm" svg:x="0.1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44:31.304494171</dc:date>
    <meta:editing-duration>PT5M38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01cm" svg:height="8.601cm" xlink:href="." xlink:type="simple" chart:class="chart:scatter" chart:style-name="ch1">
        <chart:plot-area chart:style-name="ch2" chart:data-source-has-labels="both" svg:x="0.302cm" svg:y="0.172cm" svg:width="14.497cm" svg:height="8.257cm">
          <chartooo:coordinate-region svg:x="0.844cm" svg:y="0.371cm" svg:width="13.861cm" svg:height="7.85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36249105369359">
                <text:p>0.7362491053693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